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78b" officeooo:paragraph-rsid="0001e7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suis le second test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2-18T10:50:09.941000000</dc:date>
    <meta:editing-duration>PT10S</meta:editing-duration>
    <meta:editing-cycles>1</meta:editing-cycles>
    <meta:document-statistic meta:table-count="0" meta:image-count="0" meta:object-count="0" meta:page-count="1" meta:paragraph-count="1" meta:word-count="6" meta:character-count="26" meta:non-whitespace-character-count="21"/>
  </office:meta>
</office:document-meta>
</file>